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weight="normal" officeooo:paragraph-rsid="001d77d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paragraph-rsid="001d77d9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weight="normal" officeooo:rsid="001d77d9" officeooo:paragraph-rsid="001d77d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d77d9" officeooo:paragraph-rsid="001d77d9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Arial" fo:font-weight="normal" officeooo:rsid="001d77d9" officeooo:paragraph-rsid="001d77d9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d77d9" officeooo:paragraph-rsid="001d77d9" style:font-weight-asian="bold" style:font-weight-complex="bold"/>
    </style:style>
    <style:style style:name="T1" style:family="text">
      <style:text-properties officeooo:rsid="001c6d64"/>
    </style:style>
    <style:style style:name="T2" style:family="text">
      <style:text-properties officeooo:rsid="001d77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rLCD 16x2</text:p>
      <text:p text:style-name="P8">14072, 14073</text:p>
      <text:p text:style-name="P1">Engineer: Nathan Seidle</text:p>
      <text:p text:style-name="P1">Test Dev: Pete Lewis 11/<text:span text:style-name="T1">15</text:span>/2016</text:p>
      <text:p text:style-name="P1"/>
      <text:list xml:id="list8420331006541899981" text:style-name="L1">
        <text:list-item>
          <text:p text:style-name="P2">Grab test fixture #57<text:span text:style-name="T2">9</text:span> <text:span text:style-name="T2">(includes pogobed and Pi_grammer).</text:span></text:p>
        </text:list-item>
        <text:list-item>
          <text:p text:style-name="P5">Power bed with 7V, 600mA</text:p>
        </text:list-item>
        <text:list-item>
          <text:p text:style-name="P5">Power Pi_grammer via USB input.</text:p>
        </text:list-item>
        <text:list-item>
          <text:p text:style-name="P5">Plug Pi_grammer into pogobed (3x2 AVR ISP header).</text:p>
        </text:list-item>
        <text:list-item>
          <text:p text:style-name="P2">Place <text:span text:style-name="T2">LCD screen</text:span> on test jig. Close waffle top. <text:span text:style-name="T2">Use clamp to hold down.</text:span></text:p>
        </text:list-item>
        <text:list-item>
          <text:p text:style-name="P2">Tap “PRETEST &amp; PWR”, and verify PRETEST PASS LED <text:span text:style-name="T2">comes on.</text:span></text:p>
        </text:list-item>
        <text:list-item>
          <text:p text:style-name="P5">Tap “PROGRAM” on Pi_grammer. Verify 3 pass LEDs (Fuse/Flash/Lock).</text:p>
        </text:list-item>
        <text:list-item>
          <text:p text:style-name="P5">Tap “TEST” on pogobed. Verify PASS LED comes on.</text:p>
        </text:list-item>
        <text:list-item>
          <text:p text:style-name="P5">Verify complete readout on screen.</text:p>
        </text:list-item>
        <text:list-item>
          <text:p text:style-name="P3"><text:span text:style-name="T2">Boards good. Power down.</text:span></text:p>
        </text:list-item>
      </text:list>
      <text:p text:style-name="P4"/>
      <text:p text:style-name="P6">*When you tap TEST, the following things are tested:</text:p>
      <text:list xml:id="list2346026281052848533" text:style-name="L4">
        <text:list-item>
          <text:p text:style-name="P7">3.3V output from product is correct.</text:p>
        </text:list-item>
        <text:list-item>
          <text:p text:style-name="P7">Serial, I2C, and SPI ping tests.</text:p>
        </text:list-item>
        <text:list-item>
          <text:p text:style-name="P7">Reset via DTR control pin.</text:p>
        </text:list-item>
      </text:list>
      <text:p text:style-name="P6"/>
      <text:p text:style-name="P6">*To see more granular test results/failures, listen to the Flying Jalapeno with an FTDI basic at 9600 BAU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2:42:53.67</meta:creation-date>
    <meta:generator>LibreOffice/5.0.3.2$Windows_X86_64 LibreOffice_project/e5f16313668ac592c1bfb310f4390624e3dbfb75</meta:generator>
    <dc:date>2016-11-15T14:22:04.561000000</dc:date>
    <meta:editing-duration>PT3H52M44S</meta:editing-duration>
    <meta:editing-cycles>10</meta:editing-cycles>
    <meta:document-statistic meta:table-count="0" meta:image-count="0" meta:object-count="0" meta:page-count="1" meta:paragraph-count="19" meta:word-count="147" meta:character-count="823" meta:non-whitespace-character-count="708"/>
  </office:meta>
</office:document-meta>
</file>